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lain_20_Text">
      <style:text-properties officeooo:rsid="0009e7ae" officeooo:paragraph-rsid="0009e7ae"/>
    </style:style>
    <style:style style:name="P2" style:family="paragraph" style:parent-style-name="Plain_20_Text">
      <style:paragraph-properties fo:text-align="end" style:justify-single-word="false"/>
      <style:text-properties officeooo:rsid="0009e7ae" officeooo:paragraph-rsid="0009e7ae"/>
    </style:style>
    <style:style style:name="P3" style:family="paragraph" style:parent-style-name="Plain_20_Text">
      <style:paragraph-properties fo:text-align="end" style:justify-single-word="false"/>
      <style:text-properties officeooo:rsid="000b6c43" officeooo:paragraph-rsid="000b6c43"/>
    </style:style>
    <style:style style:name="P4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9e7ae" style:font-name-complex="Courier New1"/>
    </style:style>
    <style:style style:name="T3" style:family="text">
      <style:text-properties style:font-name="Courier New" officeooo:rsid="000a6695" style:font-name-complex="Courier New1"/>
    </style:style>
    <style:style style:name="T4" style:family="text">
      <style:text-properties style:font-name="Courier New" officeooo:rsid="000b6c43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.- La palabra “SALESIANOS” sale escrita en la página, pero sus letras son elementos individuales, de tal manera que al situar el ratón sobre cualquiera de las letras, esta amplía su tamaño y al abandonar la letra recupera su tamaño original.</text:span></text:p>
      <text:p text:style-name="P2"><text:span text:style-name="T1">3 puntos.</text:span></text:p>
      <text:p text:style-name="Plain_20_Text"/>
      <text:p text:style-name="Plain_20_Text"><text:span text:style-name="T1">2.- </text:span><text:span text:style-name="T2">Tenemos 3 objetos distintos y al hacer click sobre cualquiera de ellos, este debe ocultarse en un tiempo y una vez oculto volver a mostrarse demorando otra vez el mismo tiempo </text:span><text:span text:style-name="T3">en hacerlo</text:span><text:span text:style-name="T2">.</text:span></text:p>
      <text:p text:style-name="P2">3 puntos.</text:p>
      <text:p text:style-name="Plain_20_Text"/>
      <text:p text:style-name="P1"><text:span text:style-name="T1">3.- </text:span><text:span text:style-name="T3">Creamos un menú con 4 pestañas. <text:s/>Cada pestaña va asociada a un párrafo en el que aparece una imagen de 600*500. <text:s/></text:span><text:span text:style-name="T4">Cuando cambiemos de pestaña, la imagen actual debe desaparecer con el efecto persiana en 4 segundos, mientras que la nueva imagen (asociada a la nueva pestaña) aparecerá con el mismo efecto en otros 4 segundos.</text:span></text:p>
      <text:p text:style-name="P3"><text:span text:style-name="T4">4 </text:span><text:span text:style-name="T1">pun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7:03:00</meta:creation-date>
    <meta:initial-creator>Agustin Sole Marco</meta:initial-creator>
    <dc:language>es-ES</dc:language>
    <dc:date>2017-03-02T09:14:23.033531045</dc:date>
    <meta:editing-cycles>7</meta:editing-cycles>
    <meta:editing-duration>PT15M29S</meta:editing-duration>
    <meta:generator>LibreOffice/4.4.6.3$Linux_x86 LibreOffice_project/40m0$Build-3</meta:generator>
    <meta:document-statistic meta:table-count="0" meta:image-count="0" meta:object-count="0" meta:page-count="1" meta:paragraph-count="6" meta:word-count="138" meta:character-count="787" meta:non-whitespace-character-count="653"/>
    <meta:template xlink:type="simple" xlink:actuate="onRequest" xlink:title="Normal" xlink:href=""/>
  </office:meta>
</office:document-meta>
</file>